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.zipResource( Resource resource , OutputStream z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ck.setSrc( Fi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.setSrcResource( Resource sr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ck.setDestfile( File zi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.setZipfile( File zi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ck.zipFile( InputStream in , OutputStream z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ck.addConfigured( ResourceCollection 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ck.getSrc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.supportsNonFil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ck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ck.zipFile( File file , OutputStream z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